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8381e" officeooo:paragraph-rsid="0018381e"/>
    </style:style>
    <style:style style:name="P2" style:family="paragraph" style:parent-style-name="Text_20_body" style:list-style-name="L1">
      <style:text-properties officeooo:rsid="0018381e" officeooo:paragraph-rsid="0018381e"/>
    </style:style>
    <style:style style:name="P3" style:family="paragraph" style:parent-style-name="Title">
      <style:text-properties officeooo:rsid="0018381e" officeooo:paragraph-rsid="001838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er Socket</text:p>
      <text:p text:style-name="P1">Life cycle:</text:p>
      <text:list xml:id="list202482948" text:style-name="L1">
        <text:list-item>
          <text:p text:style-name="P2">A new ServerSocket is created on a particular port using a ServerSocket() constructor.</text:p>
        </text:list-item>
        <text:list-item>
          <text:p text:style-name="P2">The ServerSocket listens for incoming connection attempts on that port using its accept() method. accept() blocks until a client attempts to make a connection, at which point accept() returns a Socket object connecting the client and the server.</text:p>
        </text:list-item>
        <text:list-item>
          <text:p text:style-name="P2">Depending on the type of server, either the Socket ’s getInputStream() method, getOutputStream() method, or both are called to get input and output streams that communicate with the client.</text:p>
        </text:list-item>
        <text:list-item>
          <text:p text:style-name="P2">The server and the client interact according to an agreed-upon protocol until it is time to close the connection.</text:p>
        </text:list-item>
        <text:list-item>
          <text:p text:style-name="P2">The server, the client, or both close the connection.</text:p>
        </text:list-item>
        <text:list-item>
          <text:p text:style-name="P2">The server returns to step 2 and waits for the next connec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30T06:37:12.000904343</meta:creation-date>
    <dc:date>2023-05-30T06:40:41.024837427</dc:date>
    <meta:editing-duration>PT3M29S</meta:editing-duration>
    <meta:editing-cycles>1</meta:editing-cycles>
    <meta:document-statistic meta:table-count="0" meta:image-count="0" meta:object-count="0" meta:page-count="1" meta:paragraph-count="8" meta:word-count="130" meta:character-count="785" meta:non-whitespace-character-count="669"/>
    <meta:generator>LibreOffice/6.0.7.3$Linux_X86_64 LibreOffice_project/00m0$Build-3</meta:generator>
  </office:meta>
</office:document-meta>
</file>